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MtxEntry.getIndex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MtxEntry.get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setLsb( int l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L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isIndexReser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W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setWx( int w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toString( TTFFi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TFMtxEntry.setBoundingBox( int [ ] bounding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setFound( byte 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Unic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MtxEntry.setOffset( long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